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000000100C6860ABCA42EB63D.png" manifest:media-type="image/png"/>
  <manifest:file-entry manifest:full-path="Pictures/1000020100000100000001008616C5B54971C39F.png" manifest:media-type="image/png"/>
  <manifest:file-entry manifest:full-path="Pictures/10000201000001000000010015C6F997ECDBA068.png" manifest:media-type="image/png"/>
  <manifest:file-entry manifest:full-path="Pictures/10000201000002000000020077BFCCA80265B704.png" manifest:media-type="image/png"/>
  <manifest:file-entry manifest:full-path="Pictures/1000020100000200000002006D70865EF51416B3.png" manifest:media-type="image/png"/>
  <manifest:file-entry manifest:full-path="Pictures/1000020100000200000002009F7399110935567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231f20" draw:textarea-horizontal-align="justify" draw:textarea-vertical-align="middle" draw:auto-grow-height="false" fo:min-height="3.35cm" fo:min-width="5.4cm"/>
    </style:style>
    <style:style style:name="gr2" style:family="graphic" style:parent-style-name="standard" style:list-style-name="L1">
      <style:graphic-properties draw:stroke="none" draw:fill="none" fo:min-height="0cm" fo:min-width="0cm"/>
      <style:paragraph-properties style:writing-mode="lr-tb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standard" style:list-style-name="L1">
      <style:graphic-properties draw:stroke="none" draw:fill="none" fo:min-height="0.377cm"/>
      <style:paragraph-properties style:writing-mode="lr-tb"/>
    </style:style>
    <style:style style:name="gr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">
      <style:graphic-properties draw:stroke="none" draw:fill="none" fo:min-height="0.276cm"/>
      <style:paragraph-properties style:writing-mode="lr-tb"/>
    </style:style>
    <style:style style:name="gr7" style:family="graphic" style:parent-style-name="standard">
      <style:graphic-properties draw:fill="solid" draw:fill-color="#231f20" draw:textarea-horizontal-align="justify" draw:textarea-vertical-align="middle" draw:auto-grow-height="false" fo:min-height="3.15cm" fo:min-width="2.1cm" draw:shadow="visible" draw:shadow-offset-x="0.1cm" draw:shadow-offset-y="0.1cm"/>
    </style:style>
    <style:style style:name="gr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9" style:family="graphic" style:parent-style-name="standard">
      <style:graphic-properties draw:stroke="none" draw:fill="none" fo:min-height="0.434cm"/>
      <style:paragraph-properties style:writing-mode="lr-tb"/>
    </style:style>
    <style:style style:name="gr10" style:family="graphic" style:parent-style-name="standard">
      <style:graphic-properties draw:stroke="none" draw:fill="none" fo:min-height="0.35cm"/>
      <style:paragraph-properties style:writing-mode="lr-tb"/>
    </style:style>
    <style:style style:name="gr11" style:family="graphic" style:parent-style-name="standard">
      <style:graphic-properties svg:stroke-color="#000000" draw:fill="solid" draw:fill-color="#231f20" draw:textarea-horizontal-align="justify" draw:textarea-vertical-align="middle" draw:auto-grow-height="false" fo:min-height="2.375cm" fo:min-width="0cm"/>
    </style:style>
    <style:style style:name="gr12" style:family="graphic" style:parent-style-name="standard">
      <style:graphic-properties draw:stroke="none" svg:stroke-color="#000000" draw:fill="none" draw:fill-color="#ffffff" fo:min-height="0.55cm"/>
      <style:paragraph-properties style:writing-mode="lr-tb"/>
    </style:style>
    <style:style style:name="gr13" style:family="graphic" style:parent-style-name="standard">
      <style:graphic-properties draw:fill="solid" draw:fill-color="#231f20" draw:textarea-horizontal-align="justify" draw:textarea-vertical-align="top" draw:auto-grow-height="false" fo:min-height="3.35cm" fo:min-width="4.9cm" draw:shadow="visible" draw:shadow-offset-x="0.1cm" draw:shadow-offset-y="0.1cm" draw:shadow-opacity="50%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02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47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P1" style:family="paragraph">
      <loext:graphic-properties draw:fill-color="#231f20"/>
      <style:paragraph-properties fo:text-align="center"/>
    </style:style>
    <style:style style:name="P2" style:family="paragraph">
      <style:text-properties fo:color="#231f20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color="#231f20" style:text-underline-style="solid" style:text-underline-width="auto" style:text-underline-color="font-color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solid" draw:fill-color="#231f20"/>
      <style:paragraph-properties fo:text-align="center"/>
    </style:style>
    <style:style style:name="P8" style:family="paragraph">
      <style:paragraph-properties fo:text-align="center"/>
      <style:text-properties fo:color="#231f20" style:text-underline-style="solid" style:text-underline-width="auto" style:text-underline-color="font-color"/>
    </style:style>
    <style:style style:name="P9" style:family="paragraph">
      <loext:graphic-properties draw:fill="none"/>
      <style:text-properties fo:color="#231f20" style:text-underline-style="solid" style:text-underline-width="auto" style:text-underline-color="font-colo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color="#231f20" style:text-underline-style="solid" style:text-underline-width="auto" style:text-underline-color="font-color"/>
    </style:style>
    <style:style style:name="P12" style:family="paragraph">
      <style:paragraph-properties fo:text-align="end"/>
      <style:text-properties fo:color="#231f20"/>
    </style:style>
    <style:style style:name="P13" style:family="paragraph">
      <loext:graphic-properties draw:fill="none" draw:fill-color="#ffffff"/>
      <style:paragraph-properties fo:text-align="center"/>
      <style:text-properties fo:color="#231f20"/>
    </style:style>
    <style:style style:name="P14" style:family="paragraph">
      <loext:graphic-properties draw:fill="solid" draw:fill-color="#231f20"/>
      <style:paragraph-properties fo:text-align="start"/>
      <style:text-properties fo:color="#069a2e" style:text-underline-style="solid" style:text-underline-width="auto" style:text-underline-color="font-color"/>
    </style:style>
    <style:style style:name="P15" style:family="paragraph">
      <style:paragraph-properties fo:text-align="center"/>
      <style:text-properties fo:color="#069a2e"/>
    </style:style>
    <style:style style:name="P16" style:family="paragraph">
      <loext:graphic-properties draw:fill="none" draw:fill-color="#ffffff"/>
      <style:paragraph-properties fo:text-align="center"/>
      <style:text-properties fo:color="#069a2e"/>
    </style:style>
    <style:style style:name="P17" style:family="paragraph">
      <loext:graphic-properties draw:fill="none" draw:fill-color="#ffffff"/>
      <style:text-properties fo:color="#069a2e"/>
    </style:style>
    <style:style style:name="P18" style:family="paragraph">
      <style:text-properties fo:color="#069a2e"/>
    </style:style>
    <style:style style:name="P19" style:family="paragraph">
      <style:paragraph-properties fo:text-align="start"/>
      <style:text-properties fo:color="#231f20"/>
    </style:style>
    <style:style style:name="P20" style:family="paragraph">
      <loext:graphic-properties draw:fill="none" draw:fill-color="#ffffff"/>
      <style:paragraph-properties fo:text-align="start"/>
      <style:text-properties fo:color="#231f20"/>
    </style:style>
    <style:style style:name="T1" style:family="text">
      <style:text-properties fo:color="#231f20" fo:font-size="11pt" style:text-underline-style="solid" style:text-underline-width="auto" style:text-underline-color="font-color" style:font-size-asian="11pt" style:font-size-complex="11pt"/>
    </style:style>
    <style:style style:name="T2" style:family="text">
      <style:text-properties fo:color="#069a2e" fo:font-size="10pt" style:font-size-asian="10pt" style:font-size-complex="10pt"/>
    </style:style>
    <style:style style:name="T3" style:family="text">
      <style:text-properties fo:color="#231f20" fo:font-size="11pt" fo:language="en" fo:country="US" style:text-underline-style="solid" style:text-underline-width="auto" style:text-underline-color="font-color" style:font-size-asian="11pt" style:font-size-complex="11pt"/>
    </style:style>
    <style:style style:name="T4" style:family="text">
      <style:text-properties fo:color="#069a2e" fo:font-size="11pt" fo:language="en" fo:country="US" style:font-size-asian="11pt" style:font-size-complex="11pt"/>
    </style:style>
    <style:style style:name="T5" style:family="text">
      <style:text-properties fo:color="#231f20" fo:font-size="12pt" style:text-underline-style="solid" style:text-underline-width="auto" style:text-underline-color="font-color" style:font-size-asian="12pt" style:font-size-complex="12pt"/>
    </style:style>
    <style:style style:name="T6" style:family="text">
      <style:text-properties fo:color="#231f20" fo:font-size="12pt" style:font-size-asian="12pt" style:font-size-complex="12pt"/>
    </style:style>
    <style:style style:name="T7" style:family="text">
      <style:text-properties fo:color="#069a2e" fo:font-size="10.5pt" style:font-size-asian="10.5pt" style:font-size-complex="10.5pt"/>
    </style:style>
    <style:style style:name="T8" style:family="text">
      <style:text-properties fo:color="#069a2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5.9cm" svg:height="3.6cm" svg:x="1cm" svg:y="5.9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3" draw:layer="layout" svg:width="1.412cm" svg:height="0.683cm" svg:x="0.788cm" svg:y="5.2cm">
              <text:p text:style-name="P2"><text:span text:style-name="T1">Prof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3" draw:text-style-name="P4" draw:layer="layout" svg:width="2.6cm" svg:height="2.573cm" svg:x="4.4cm" svg:y="6cm">
                <draw:image xlink:href="Pictures/1000020100000200000002009F7399110935567F.png" xlink:type="simple" xlink:show="embed" xlink:actuate="onLoad" loext:mime-type="image/png">
                  <text:p/>
                </draw:image>
              </draw:frame>
              <draw:frame draw:style-name="gr4" draw:text-style-name="P6" draw:layer="layout" svg:width="1.77cm" svg:height="0.645cm" svg:x="4.815cm" svg:y="8.755cm">
                <draw:text-box>
                  <text:p text:style-name="P5"><text:span text:style-name="T2">Marcel</text:span></text:p>
                </draw:text-box>
              </draw:frame>
            </draw:g>
            <draw:g>
              <draw:frame draw:style-name="gr5" draw:text-style-name="P4" draw:layer="layout" svg:width="2.628cm" svg:height="2.599cm" svg:x="1.472cm" svg:y="6cm">
                <draw:image xlink:href="Pictures/1000020100000200000002006D70865EF51416B3.png" xlink:type="simple" xlink:show="embed" xlink:actuate="onLoad" loext:mime-type="image/png">
                  <text:p/>
                </draw:image>
              </draw:frame>
              <draw:frame draw:style-name="gr6" draw:text-style-name="P6" draw:layer="layout" svg:width="1.8cm" svg:height="0.645cm" svg:x="1.886cm" svg:y="8.755cm">
                <draw:text-box>
                  <text:p text:style-name="P5"><text:span text:style-name="T2">Zebulon</text:span></text:p>
                </draw:text-box>
              </draw:frame>
            </draw:g>
          </draw:g>
        </draw:g>
        <draw:g>
          <draw:custom-shape draw:style-name="gr7" draw:text-style-name="P7" draw:layer="layout" svg:width="2.6cm" svg:height="3.4cm" svg:x="11.2cm" svg:y="1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4" draw:layer="layout" svg:width="2.326cm" svg:height="2.301cm" svg:x="11.4cm" svg:y="1.9cm">
            <draw:image xlink:href="Pictures/10000201000002000000020077BFCCA80265B704.png" xlink:type="simple" xlink:show="embed" xlink:actuate="onLoad" loext:mime-type="image/png">
              <text:p/>
            </draw:image>
          </draw:frame>
          <draw:frame draw:style-name="gr9" draw:text-style-name="P9" draw:layer="layout" svg:width="1.666cm" svg:height="0.684cm" svg:x="11.7cm" svg:y="0.9cm">
            <draw:text-box>
              <text:p text:style-name="P8"><text:span text:style-name="T3">root</text:span></text:p>
            </draw:text-box>
          </draw:frame>
          <draw:frame draw:style-name="gr10" draw:text-style-name="P10" draw:layer="layout" svg:width="1.666cm" svg:height="0.683cm" svg:x="11.73cm" svg:y="4.2cm">
            <draw:text-box>
              <text:p text:style-name="P4"><text:span text:style-name="T4">root</text:span></text:p>
            </draw:text-box>
          </draw:frame>
        </draw:g>
        <draw:g>
          <draw:g>
            <draw:custom-shape draw:style-name="gr11" draw:text-style-name="P7" draw:layer="layout" svg:width="0.7cm" svg:height="3cm" svg:x="1.6cm" svg:y="2.2cm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frame draw:style-name="gr12" draw:text-style-name="P11" draw:layer="layout" svg:width="5.1cm" svg:height="0.8cm" svg:x="-0.6cm" svg:y="1.238cm">
              <draw:text-box>
                <text:p text:style-name="P8"><text:span text:style-name="T5">Nom du groupe</text:span></text:p>
              </draw:text-box>
            </draw:frame>
          </draw:g>
        </draw:g>
        <draw:g>
          <draw:custom-shape draw:style-name="gr11" draw:text-style-name="P7" draw:layer="layout" svg:width="0.7cm" svg:height="3cm" draw:transform="rotate (1.5707963267949) translate (8.1cm 4.85cm)">
            <text:p/>
  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12" draw:text-style-name="P13" draw:layer="layout" svg:width="4cm" svg:height="0.8cm" svg:x="4.1cm" svg:y="4.1cm">
            <draw:text-box>
              <text:p text:style-name="P12"><text:span text:style-name="T6">Nom d’utilisateur</text:span></text:p>
            </draw:text-box>
          </draw:frame>
        </draw:g>
        <draw:g>
          <draw:custom-shape draw:style-name="gr11" draw:text-style-name="P7" draw:layer="layout" svg:width="0.7cm" svg:height="3cm" draw:transform="rotate (1.5707963267949) translate (8.101cm 4.85cm)">
            <text:p/>
  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12" draw:text-style-name="P13" draw:layer="layout" svg:width="4cm" svg:height="0.8cm" svg:x="4.101cm" svg:y="4.1cm">
            <draw:text-box>
              <text:p text:style-name="P12"><text:span text:style-name="T6">Nom d’utilisateur</text:span></text:p>
            </draw:text-box>
          </draw:frame>
        </draw:g>
        <draw:g>
          <draw:custom-shape draw:style-name="gr13" draw:text-style-name="P14" draw:layer="layout" svg:width="5.4cm" svg:height="3.6cm" svg:x="8.4cm" svg:y="5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frame draw:style-name="gr14" draw:text-style-name="P16" draw:layer="layout" svg:width="2cm" svg:height="0.662cm" svg:x="10cm" svg:y="7.8cm">
              <draw:text-box>
                <text:p text:style-name="P15"><text:span text:style-name="T7">Dylan</text:span></text:p>
              </draw:text-box>
            </draw:frame>
            <draw:frame draw:style-name="gr5" draw:text-style-name="P4" draw:layer="layout" svg:width="1.895cm" svg:height="1.875cm" svg:x="10.005cm" svg:y="6cm">
              <draw:image xlink:href="Pictures/10000201000001000000010015C6F997ECDBA068.png" xlink:type="simple" xlink:show="embed" xlink:actuate="onLoad" loext:mime-type="image/png">
                <text:p/>
              </draw:image>
            </draw:frame>
            <draw:frame draw:style-name="gr15" draw:text-style-name="P17" draw:layer="layout" svg:width="1.9cm" svg:height="0.726cm" svg:x="8.3cm" svg:y="8.6cm">
              <draw:text-box>
                <text:p text:style-name="P15"><text:span text:style-name="T7">Kevin</text:span></text:p>
              </draw:text-box>
            </draw:frame>
            <draw:frame draw:style-name="gr5" draw:text-style-name="P4" draw:layer="layout" svg:width="1.8cm" svg:height="1.781cm" svg:x="8.8cm" svg:y="6.9cm">
              <draw:image xlink:href="Pictures/1000020100000100000001008616C5B54971C39F.png" xlink:type="simple" xlink:show="embed" xlink:actuate="onLoad" loext:mime-type="image/png">
                <text:p/>
              </draw:image>
            </draw:frame>
            <draw:frame draw:style-name="gr16" draw:text-style-name="P17" draw:layer="layout" svg:width="2.1cm" svg:height="0.725cm" svg:x="11.6cm" svg:y="8.575cm">
              <draw:text-box>
                <text:p text:style-name="P18"><text:span text:style-name="T8">Jennifer</text:span></text:p>
              </draw:text-box>
            </draw:frame>
            <draw:frame draw:style-name="gr5" draw:text-style-name="P4" draw:layer="layout" svg:width="1.798cm" svg:height="1.778cm" svg:x="11.702cm" svg:y="6.8cm">
              <draw:image xlink:href="Pictures/100002010000010000000100C6860ABCA42EB63D.png" xlink:type="simple" xlink:show="embed" xlink:actuate="onLoad" loext:mime-type="image/png">
                <text:p/>
              </draw:image>
            </draw:frame>
          </draw:g>
          <draw:frame draw:style-name="gr12" draw:text-style-name="P20" draw:layer="layout" svg:width="1.8cm" svg:height="0.8cm" svg:x="8.2cm" svg:y="5.3cm">
            <draw:text-box>
              <text:p text:style-name="P19"><text:span text:style-name="T5">Élèves</text:span></text:p>
            </draw:text-box>
          </draw:frame>
        </draw:g>
        <draw:frame draw:style-name="gr12" draw:text-style-name="P13" draw:layer="layout" svg:width="4cm" svg:height="0.8cm" svg:x="4.101cm" svg:y="4.1cm">
          <draw:text-box>
            <text:p text:style-name="P12"><text:span text:style-name="T6">Nom d’utilisateur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1cm" draw:shadow-offset-y="0.1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3T17:54:29.804361165</meta:creation-date>
    <dc:date>2020-12-13T19:53:58.339619488</dc:date>
    <meta:editing-duration>PT39M40S</meta:editing-duration>
    <meta:editing-cycles>5</meta:editing-cycles>
    <meta:generator>LibreOffice/6.4.6.2$Linux_X86_64 LibreOffice_project/40$Build-2</meta:generator>
    <meta:document-statistic meta:object-count="36"/>
  </office:meta>
</office:document-meta>
</file>